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11_20-15-18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8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30_10-26-22_000.jpg</text:p>
          </table:table-cell>
          <table:table-cell table:style-name="ce19" office:value-type="string">
            <text:p>:m RES 1*1 / free# JVEMV6 68#_51:1:p.2（追加メモ） / 68. theoretical-physics(tp) / w=(a*G=G),topics=?+:aGの元ag、Gの元gのいずれかに一対一対応、どう保証する？,other=~,s=~,i=~,doc=~</text:p>
          </table:table-cell>
          <table:table-cell table:style-name="ce19"/>
          <table:table-cell table:style-name="ce4"/>
          <table:table-cell table:style-name="ce4" office:value-type="string">
            <text:p>N-35-35-29.013061 E-139-34-48.555908</text:p>
          </table:table-cell>
          <table:table-cell table:style-name="ce38" table:formula="of:=IF([.E3]=&quot;&quot;;[.C3];CONCATENATE([.C3];&quot; / &quot;;[.E3]))" office:value-type="string" office:string-value=":m RES 1*1 / free# JVEMV6 68#_51:1:p.2（追加メモ） / 68. theoretical-physics(tp) / w=(a*G=G),topics=?+:aGの元ag、Gの元gのいずれかに一対一対応、どう保証する？,other=~,s=~,i=~,doc=~">
            <text:p>:m RES 1*1 / free# JVEMV6 68#_51:1:p.2（追加メモ） / 68. theoretical-physics(tp) / w=(a*G=G),topics=?+:aGの元ag、Gの元gのいずれかに一対一対応、どう保証する？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30_12-30-30_000.jpg</text:p>
          </table:table-cell>
          <table:table-cell table:style-name="ce19" office:value-type="string">
            <text:p>:m RES 1-2*5 / free# JVEMV6 68#_52:1 / 68. theoretical-physics(tp) / w=(a*H∩b*H=φ)；推移律,topics=剰余類,other=orig+;?+,s=~,i=~,doc=r-3-3~19#2.1</text:p>
          </table:table-cell>
          <table:table-cell table:style-name="ce19"/>
          <table:table-cell table:style-name="ce4"/>
          <table:table-cell table:style-name="ce4" office:value-type="string">
            <text:p>N-35-35-23.0 E-139-34-49.0</text:p>
          </table:table-cell>
          <table:table-cell table:style-name="ce38" table:formula="of:=IF([.E4]=&quot;&quot;;[.C4];CONCATENATE([.C4];&quot; / &quot;;[.E4]))" office:value-type="string" office:string-value=":m RES 1-2*5 / free# JVEMV6 68#_52:1 / 68. theoretical-physics(tp) / w=(a*H∩b*H=φ)；推移律,topics=剰余類,other=orig+;?+,s=~,i=~,doc=r-3-3~19#2.1">
            <text:p>:m RES 1-2*5 / free# JVEMV6 68#_52:1 / 68. theoretical-physics(tp) / w=(a*H∩b*H=φ)；推移律,topics=剰余類,other=orig+;?+,s=~,i=~,doc=r-3-3~19#2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30_12-30-57_000.jpg</text:p>
          </table:table-cell>
          <table:table-cell table:style-name="ce19" office:value-type="string">
            <text:p>:m RES 3-4*5 / free# JVEMV6 68#_52:1 / 68. theoretical-physics(tp) / w=~,topics=~,other=?+:４進法を取ると、加群の部分集合の内、部分群になるものは？,s=~,i=~,doc=~</text:p>
          </table:table-cell>
          <table:table-cell table:style-name="ce19"/>
          <table:table-cell table:style-name="ce4"/>
          <table:table-cell table:style-name="ce4" office:value-type="string">
            <text:p>N-35-35-23.217773 E-139-34-49.599609</text:p>
          </table:table-cell>
          <table:table-cell table:style-name="ce38" table:formula="of:=IF([.E5]=&quot;&quot;;[.C5];CONCATENATE([.C5];&quot; / &quot;;[.E5]))" office:value-type="string" office:string-value=":m RES 3-4*5 / free# JVEMV6 68#_52:1 / 68. theoretical-physics(tp) / w=~,topics=~,other=?+:４進法を取ると、加群の部分集合の内、部分群になるものは？,s=~,i=~,doc=~">
            <text:p>:m RES 3-4*5 / free# JVEMV6 68#_52:1 / 68. theoretical-physics(tp) / w=~,topics=~,other=?+:４進法を取ると、加群の部分集合の内、部分群になるものは？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30_12-31-41_000.jpg</text:p>
          </table:table-cell>
          <table:table-cell table:style-name="ce19" office:value-type="string">
            <text:p>:m RES 5*5 / free# JVEMV6 68#_52:1 / 68. theoretical-physics(tp) / w=~,topics=~,other=?+:４進法を取ると、加群の部分集合の内、部分群になるものは？,s=~,i=~,doc=~</text:p>
          </table:table-cell>
          <table:table-cell table:style-name="ce19"/>
          <table:table-cell table:style-name="ce4"/>
          <table:table-cell table:style-name="ce4" office:value-type="string">
            <text:p>N-35-35-24.206542 E-139-34-54.98291</text:p>
          </table:table-cell>
          <table:table-cell table:style-name="ce38" table:formula="of:=IF([.E6]=&quot;&quot;;[.C6];CONCATENATE([.C6];&quot; / &quot;;[.E6]))" office:value-type="string" office:string-value=":m RES 5*5 / free# JVEMV6 68#_52:1 / 68. theoretical-physics(tp) / w=~,topics=~,other=?+:４進法を取ると、加群の部分集合の内、部分群になるものは？,s=~,i=~,doc=~">
            <text:p>:m RES 5*5 / free# JVEMV6 68#_52:1 / 68. theoretical-physics(tp) / w=~,topics=~,other=?+:４進法を取ると、加群の部分集合の内、部分群になるものは？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30_13-11-1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734619 E-139-34-44.051513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30_17-04-41_000.jpg</text:p>
          </table:table-cell>
          <table:table-cell table:style-name="ce19" office:value-type="string">
            <text:p>:m RES 1*2 / free# JVEMV6 68#_52:2 / 68. theoretical-physics(tp) / w=(|G:{e}|=|G|);(f(xy)=f(x)f(y)),topics=準同型,other=~,s=~,i=~,doc=r-3-3~19#4.5;r-3-3~39</text:p>
          </table:table-cell>
          <table:table-cell table:style-name="ce19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8" table:formula="of:=IF([.E8]=&quot;&quot;;[.C8];CONCATENATE([.C8];&quot; / &quot;;[.E8]))" office:value-type="string" office:string-value=":m RES 1*2 / free# JVEMV6 68#_52:2 / 68. theoretical-physics(tp) / w=(|G:{e}|=|G|);(f(xy)=f(x)f(y)),topics=準同型,other=~,s=~,i=~,doc=r-3-3~19#4.5;r-3-3~39">
            <text:p>:m RES 1*2 / free# JVEMV6 68#_52:2 / 68. theoretical-physics(tp) / w=(|G:{e}|=|G|);(f(xy)=f(x)f(y)),topics=準同型,other=~,s=~,i=~,doc=r-3-3~19#4.5;r-3-3~3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30_17-05-14_000.jpg</text:p>
          </table:table-cell>
          <table:table-cell table:style-name="ce17" office:value-type="string">
            <text:p>:m RES 2*2 / free# JVEMV6 68#_52:2 / 68. theoretical-physics(tp) / w=(f(e)=e`);((g○f)(xy)),topics=準同型,other=~,s=~,i=~,doc=r-3-3~39#2.3</text:p>
          </table:table-cell>
          <table:table-cell table:style-name="ce17"/>
          <table:table-cell table:style-name="ce4"/>
          <table:table-cell table:style-name="ce4" office:value-type="string">
            <text:p>N-35-35-24.206542 E-139-34-54.98291</text:p>
          </table:table-cell>
          <table:table-cell table:style-name="ce38" table:formula="of:=IF([.E9]=&quot;&quot;;[.C9];CONCATENATE([.C9];&quot; / &quot;;[.E9]))" office:value-type="string" office:string-value=":m RES 2*2 / free# JVEMV6 68#_52:2 / 68. theoretical-physics(tp) / w=(f(e)=e`);((g○f)(xy)),topics=準同型,other=~,s=~,i=~,doc=r-3-3~39#2.3">
            <text:p>:m RES 2*2 / free# JVEMV6 68#_52:2 / 68. theoretical-physics(tp) / w=(f(e)=e`);((g○f)(xy)),topics=準同型,other=~,s=~,i=~,doc=r-3-3~39#2.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30_20-48-13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206542 E-139-34-54.98291</text:p>
          </table:table-cell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30_22-38-44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11]=&quot;&quot;;[.C11];CONCATENATE([.C11];&quot; / &quot;;[.E11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31_01-03-15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12]=&quot;&quot;;[.C12];CONCATENATE([.C12];&quot; / &quot;;[.E12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31_02-16-3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4.206542 E-139-34-54.98291</text:p>
          </table:table-cell>
          <table:table-cell table:style-name="ce38" table:formula="of:=IF([.E13]=&quot;&quot;;[.C13];CONCATENATE([.C13];&quot; / &quot;;[.E13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31_04-31-21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14]=&quot;&quot;;[.C14];CONCATENATE([.C14];&quot; / &quot;;[.E14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7-31_04-40-34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6-1.093139 E-139-35-4.156494</text:p>
          </table:table-cell>
          <table:table-cell table:style-name="ce38" table:formula="of:=IF([.E15]=&quot;&quot;;[.C15];CONCATENATE([.C15];&quot; / &quot;;[.E1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7-31_18-27-47_000.jpg</text:p>
          </table:table-cell>
          <table:table-cell table:style-name="ce19" office:value-type="string">
            <text:p>:PHOTO 記録しておきたいもの / @ペガスス：正面の川原 / target=炊事場；プレハブ</text:p>
          </table:table-cell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PHOTO 記録しておきたいもの / @ペガスス：正面の川原 / target=炊事場；プレハブ">
            <text:p>:PHOTO 記録しておきたいもの / @ペガスス：正面の川原 / target=炊事場；プレハブ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7-31_18-27-51_000.jpg</text:p>
          </table:table-cell>
          <table:table-cell table:style-name="ce17" office:value-type="string">
            <text:p>:PHOTO 記録しておきたいもの / @ペガスス：正面の川原 / target=炊事場</text:p>
          </table:table-cell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PHOTO 記録しておきたいもの / @ペガスス：正面の川原 / target=炊事場">
            <text:p>:PHOTO 記録しておきたいもの / @ペガスス：正面の川原 / target=炊事場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7-31_18-28-06_000.jpg</text:p>
          </table:table-cell>
          <table:table-cell table:style-name="ce17" office:value-type="string">
            <text:p>:PHOTO 記録しておきたいもの / @ペガスス：正面の川原 / target=滝（正面の） / N-35-23-44.0 E-139-4-59.0</text:p>
          </table:table-cell>
          <table:table-cell table:style-name="ce18"/>
          <table:table-cell table:style-name="ce4" table:formula="of:=[.F18]" office:value-type="string" office:string-value="N-35-23-44.0 E-139-4-59.0">
            <text:p>N-35-23-44.0 E-139-4-59.0</text:p>
          </table:table-cell>
          <table:table-cell table:style-name="ce4" office:value-type="string">
            <text:p>N-35-23-44.0 E-139-4-59.0</text:p>
          </table:table-cell>
          <table:table-cell table:style-name="ce38" table:formula="of:=IF([.E18]=&quot;&quot;;[.C18];CONCATENATE([.C18];&quot; / &quot;;[.E18]))" office:value-type="string" office:string-value=":PHOTO 記録しておきたいもの / @ペガスス：正面の川原 / target=滝（正面の） / N-35-23-44.0 E-139-4-59.0 / N-35-23-44.0 E-139-4-59.0">
            <text:p>:PHOTO 記録しておきたいもの / @ペガスス：正面の川原 / target=滝（正面の） / N-35-23-44.0 E-139-4-59.0 / N-35-23-44.0 E-139-4-59.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7-31_18-29-54_000.jpg</text:p>
          </table:table-cell>
          <table:table-cell table:style-name="ce17" office:value-type="string">
            <text:p>:PHOTO 記録しておきたいもの / @ペガスス：焚き火場 / target=薪置き場；プレハブ / N-35-23-44.652099 E-139-4-59.102783</text:p>
          </table:table-cell>
          <table:table-cell table:style-name="ce18"/>
          <table:table-cell table:style-name="ce4" table:formula="of:=[.F19]" office:value-type="string" office:string-value="N-35-23-44.652099 E-139-4-59.102783">
            <text:p>N-35-23-44.652099 E-139-4-59.102783</text:p>
          </table:table-cell>
          <table:table-cell table:style-name="ce4" office:value-type="string">
            <text:p>N-35-23-44.652099 E-139-4-59.102783</text:p>
          </table:table-cell>
          <table:table-cell table:style-name="ce38" table:formula="of:=IF([.E19]=&quot;&quot;;[.C19];CONCATENATE([.C19];&quot; / &quot;;[.E19]))" office:value-type="string" office:string-value=":PHOTO 記録しておきたいもの / @ペガスス：焚き火場 / target=薪置き場；プレハブ / N-35-23-44.652099 E-139-4-59.102783 / N-35-23-44.652099 E-139-4-59.102783">
            <text:p>:PHOTO 記録しておきたいもの / @ペガスス：焚き火場 / target=薪置き場；プレハブ / N-35-23-44.652099 E-139-4-59.102783 / N-35-23-44.652099 E-139-4-59.10278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7-31_18-29-58_000.jpg</text:p>
          </table:table-cell>
          <table:table-cell table:style-name="ce17" office:value-type="string">
            <text:p>:PHOTO 記録しておきたいもの / @ペガスス：焚き火場 / target=母屋；中央広場のテーブル / N-35-23-44.652099 E-139-4-59.102783</text:p>
          </table:table-cell>
          <table:table-cell table:style-name="ce19"/>
          <table:table-cell table:style-name="ce4" table:formula="of:=[.F20]" office:value-type="string" office:string-value="N-35-23-44.652099 E-139-4-59.102783">
            <text:p>N-35-23-44.652099 E-139-4-59.102783</text:p>
          </table:table-cell>
          <table:table-cell table:style-name="ce4" office:value-type="string">
            <text:p>N-35-23-44.652099 E-139-4-59.102783</text:p>
          </table:table-cell>
          <table:table-cell table:style-name="ce38" table:formula="of:=IF([.E20]=&quot;&quot;;[.C20];CONCATENATE([.C20];&quot; / &quot;;[.E20]))" office:value-type="string" office:string-value=":PHOTO 記録しておきたいもの / @ペガスス：焚き火場 / target=母屋；中央広場のテーブル / N-35-23-44.652099 E-139-4-59.102783 / N-35-23-44.652099 E-139-4-59.102783">
            <text:p>:PHOTO 記録しておきたいもの / @ペガスス：焚き火場 / target=母屋；中央広場のテーブル / N-35-23-44.652099 E-139-4-59.102783 / N-35-23-44.652099 E-139-4-59.10278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7-31_18-30-05_000.jpg</text:p>
          </table:table-cell>
          <table:table-cell table:style-name="ce17" office:value-type="string">
            <text:p>:PHOTO 記録しておきたいもの / @ペガスス：焚き火場 / target=炊事場；浴室のある離れ / N-35-23-44.652099 E-139-4-59.102783</text:p>
          </table:table-cell>
          <table:table-cell table:style-name="ce17"/>
          <table:table-cell table:style-name="ce4" table:formula="of:=[.F21]" office:value-type="string" office:string-value="N-35-23-44.652099 E-139-4-59.102783">
            <text:p>N-35-23-44.652099 E-139-4-59.102783</text:p>
          </table:table-cell>
          <table:table-cell table:style-name="ce4" office:value-type="string">
            <text:p>N-35-23-44.652099 E-139-4-59.102783</text:p>
          </table:table-cell>
          <table:table-cell table:style-name="ce38" table:formula="of:=IF([.E21]=&quot;&quot;;[.C21];CONCATENATE([.C21];&quot; / &quot;;[.E21]))" office:value-type="string" office:string-value=":PHOTO 記録しておきたいもの / @ペガスス：焚き火場 / target=炊事場；浴室のある離れ / N-35-23-44.652099 E-139-4-59.102783 / N-35-23-44.652099 E-139-4-59.102783">
            <text:p>:PHOTO 記録しておきたいもの / @ペガスス：焚き火場 / target=炊事場；浴室のある離れ / N-35-23-44.652099 E-139-4-59.102783 / N-35-23-44.652099 E-139-4-59.10278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7-31_18-30-14_000.jpg</text:p>
          </table:table-cell>
          <table:table-cell table:style-name="ce17" office:value-type="string">
            <text:p>:PHOTO 記録しておきたいもの / @ペガスス：焚き火場 / target=炊事場 / N-35-23-44.652099 E-139-4-59.102783</text:p>
          </table:table-cell>
          <table:table-cell table:style-name="ce20"/>
          <table:table-cell table:style-name="ce4" table:formula="of:=[.F22]" office:value-type="string" office:string-value="N-35-23-44.652099 E-139-4-59.102783">
            <text:p>N-35-23-44.652099 E-139-4-59.102783</text:p>
          </table:table-cell>
          <table:table-cell table:style-name="ce4" office:value-type="string">
            <text:p>N-35-23-44.652099 E-139-4-59.102783</text:p>
          </table:table-cell>
          <table:table-cell table:style-name="ce38" table:formula="of:=IF([.E22]=&quot;&quot;;[.C22];CONCATENATE([.C22];&quot; / &quot;;[.E22]))" office:value-type="string" office:string-value=":PHOTO 記録しておきたいもの / @ペガスス：焚き火場 / target=炊事場 / N-35-23-44.652099 E-139-4-59.102783 / N-35-23-44.652099 E-139-4-59.102783">
            <text:p>:PHOTO 記録しておきたいもの / @ペガスス：焚き火場 / target=炊事場 / N-35-23-44.652099 E-139-4-59.102783 / N-35-23-44.652099 E-139-4-59.10278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7-31_18-30-23_000.jpg</text:p>
          </table:table-cell>
          <table:table-cell table:style-name="ce17" office:value-type="string">
            <text:p>:PHOTO 記録しておきたいもの / @ペガスス：焚き火場 / target=炊事場 / N-35-23-44.652099 E-139-4-59.102783</text:p>
          </table:table-cell>
          <table:table-cell table:style-name="ce20"/>
          <table:table-cell table:style-name="ce4" table:formula="of:=[.F23]" office:value-type="string" office:string-value="N-35-23-44.652099 E-139-4-59.102783">
            <text:p>N-35-23-44.652099 E-139-4-59.102783</text:p>
          </table:table-cell>
          <table:table-cell table:style-name="ce4" office:value-type="string">
            <text:p>N-35-23-44.652099 E-139-4-59.102783</text:p>
          </table:table-cell>
          <table:table-cell table:style-name="ce38" table:formula="of:=IF([.E23]=&quot;&quot;;[.C23];CONCATENATE([.C23];&quot; / &quot;;[.E23]))" office:value-type="string" office:string-value=":PHOTO 記録しておきたいもの / @ペガスス：焚き火場 / target=炊事場 / N-35-23-44.652099 E-139-4-59.102783 / N-35-23-44.652099 E-139-4-59.102783">
            <text:p>:PHOTO 記録しておきたいもの / @ペガスス：焚き火場 / target=炊事場 / N-35-23-44.652099 E-139-4-59.102783 / N-35-23-44.652099 E-139-4-59.10278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8-01_06-48-09_000.jpg</text:p>
          </table:table-cell>
          <table:table-cell table:style-name="ce18" office:value-type="string">
            <text:p>:m other / log / 寝る前　ウェブ閲覧　記録　（for オナニー） / 未了 / other=実際の閲覧時間は、１時間ぐらい</text:p>
          </table:table-cell>
          <table:table-cell table:style-name="ce20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24]=&quot;&quot;;[.C24];CONCATENATE([.C24];&quot; / &quot;;[.E24]))" office:value-type="string" office:string-value=":m other / log / 寝る前　ウェブ閲覧　記録　（for オナニー） / 未了 / other=実際の閲覧時間は、１時間ぐらい">
            <text:p>:m other / log / 寝る前　ウェブ閲覧　記録　（for オナニー） / 未了 / other=実際の閲覧時間は、１時間ぐらい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8-01_08-15-24_000.jpg</text:p>
          </table:table-cell>
          <table:table-cell table:style-name="ce17" office:value-type="string">
            <text:p>:m :PHOTO 起きた時刻 / 2021</text:p>
          </table:table-cell>
          <table:table-cell table:style-name="ce20"/>
          <table:table-cell table:style-name="ce4"/>
          <table:table-cell table:style-name="ce4" office:value-type="string">
            <text:p>N-35-35-22.229003 E-139-34-40.151367</text:p>
          </table:table-cell>
          <table:table-cell table:style-name="ce38" table:formula="of:=IF([.E25]=&quot;&quot;;[.C25];CONCATENATE([.C25];&quot; / &quot;;[.E25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8-01_08-24-27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6-1.148071 E-139-35-4.04663</text:p>
          </table:table-cell>
          <table:table-cell table:style-name="ce38" table:formula="of:=IF([.E26]=&quot;&quot;;[.C26];CONCATENATE([.C26];&quot; / &quot;;[.E2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しておきたいもの / @ペガスス：正面の川原 / target=炊事場；プレハブ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PHOTO 記録しておきたいもの / @ペガスス：正面の川原 / target=炊事場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1">2021/08/01</text:date>, <text:time>10:36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01T10:36:36.11</dc:date>
    <dc:creator>iwabuchi ken</dc:creator>
    <meta:editing-duration>P35DT11H51M54S</meta:editing-duration>
    <meta:editing-cycles>13046</meta:editing-cycles>
    <meta:document-statistic meta:table-count="1" meta:cell-count="475" meta:object-count="0"/>
  </office:meta>
</office:document-meta>
</file>